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7.774cm"/>
    </style:style>
    <style:style style:name="gr2" style:family="graphic" style:parent-style-name="objectwithoutfill">
      <style:graphic-properties draw:stroke="dash" draw:stroke-dash="Ultrafine_20_Dashed"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797cm"/>
    </style:style>
    <style:style style:name="gr5" style:family="graphic" style:parent-style-name="objectwithoutfill">
      <style:graphic-properties draw:stroke="dash" draw:stroke-dash="Fine_20_Dashed_20__28_var_29_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148cm"/>
    </style:style>
    <style:style style:name="gr7" style:family="graphic" style:parent-style-name="objectwithoutfill">
      <style:graphic-properties draw:stroke="solid" draw:stroke-dash="Ultrafine_20_2_20_Dots_20_3_20_Dashes" svg:stroke-width="0.051cm" svg:stroke-color="#ff6633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953cm"/>
    </style:style>
    <style:style style:name="gr9" style:family="graphic" style:parent-style-name="objectwithoutfill">
      <style:graphic-properties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8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Ultrafine_20_Dashed" svg:stroke-width="0.051cm" svg:stroke-color="#ff6633" draw:marker-end="Arrow" draw:marker-end-width="0.229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Fine_20_Dashed_20__28_var_29_"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8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50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004cm"/>
    </style:style>
    <style:style style:name="gr2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true" fo:min-height="0cm" fo:min-width="0cm" fo:padding-top="0.15cm" fo:padding-bottom="0.15cm" fo:padding-left="0.275cm" fo:padding-right="0.275cm" fo:wrap-option="wrap"/>
    </style:style>
    <style:style style:name="gr21" style:family="graphic" style:parent-style-name="standard">
      <style:graphic-properties draw:stroke="none" svg:stroke-color="#ffffff" draw:fill="solid" draw:fill-color="#ffffff" draw:textarea-vertical-align="middle"/>
    </style:style>
    <style:style style:name="gr22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5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7" style:family="paragraph">
      <style:text-properties fo:font-size="12pt"/>
    </style:style>
    <style:style style:name="T1" style:family="text">
      <style:text-properties fo:font-family="'Times New Roman'" style:font-style-name="Regular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4" style:family="text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6" style:family="text">
      <style:text-properties style:text-position="-20% 58%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8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74cm" svg:height="2.068cm" svg:x="1.66cm" svg:y="2.507cm">
          <draw:text-box>
            <text:p><text:span text:style-name="T1">XOR (with neurons that leak)</text:span></text:p>
            <text:p><text:span text:style-name="T2"/></text:p>
            <text:p><text:span text:style-name="T2"/></text:p>
          </draw:text-box>
        </draw:frame>
        <draw:path draw:style-name="gr2" draw:text-style-name="P2" draw:layer="layout" svg:width="2.09cm" svg:height="0.19cm" svg:x="3.982cm" svg:y="11.372cm" svg:viewBox="0 0 2091 191" svg:d="M0 173c1309-400 2091 18 2091 18">
          <text:p/>
        </draw:path>
        <draw:line draw:style-name="gr3" draw:text-style-name="P2" draw:layer="layout" svg:x1="13.404cm" svg:y1="11.712cm" svg:x2="14.235cm" svg:y2="11.732cm">
          <text:p/>
        </draw:line>
        <draw:frame draw:style-name="gr4" draw:text-style-name="P3" draw:layer="layout" svg:width="2.297cm" svg:height="0.721cm" svg:x="14.322cm" svg:y="11.362cm">
          <draw:text-box>
            <text:p text:style-name="P2"><text:span text:style-name="T3">Delay: </text:span><text:span text:style-name="T4">M1</text:span></text:p>
          </draw:text-box>
        </draw:frame>
        <draw:line draw:style-name="gr5" draw:text-style-name="P2" draw:layer="layout" svg:x1="13.388cm" svg:y1="10.95cm" svg:x2="14.219cm" svg:y2="10.97cm">
          <text:p/>
        </draw:line>
        <draw:frame draw:style-name="gr6" draw:text-style-name="P3" draw:layer="layout" svg:width="2.648cm" svg:height="0.721cm" svg:x="14.293cm" svg:y="10.6cm">
          <draw:text-box>
            <text:p text:style-name="P2"><text:span text:style-name="T3">Delay: </text:span><text:span text:style-name="T4">M1-1</text:span></text:p>
          </draw:text-box>
        </draw:frame>
        <draw:line draw:style-name="gr7" draw:text-style-name="P2" draw:layer="layout" svg:x1="13.391cm" svg:y1="12.474cm" svg:x2="14.222cm" svg:y2="12.494cm">
          <text:p/>
        </draw:line>
        <draw:frame draw:style-name="gr8" draw:text-style-name="P3" draw:layer="layout" svg:width="3.453cm" svg:height="0.721cm" svg:x="14.296cm" svg:y="12.124cm">
          <draw:text-box>
            <text:p text:style-name="P2"><text:span text:style-name="T3">Weight: </text:span><text:span text:style-name="T4">-(M1+2)</text:span></text:p>
          </draw:text-box>
        </draw:frame>
        <draw:path draw:style-name="gr9" draw:text-style-name="P2" draw:layer="layout" svg:width="0.166cm" svg:height="2.089cm" svg:x="3.761cm" svg:y="11.582cm" svg:viewBox="0 0 167 2090" svg:d="M167 0c-364 1327-19 2090-19 2090">
          <text:p/>
        </draw:path>
        <draw:path draw:style-name="gr10" draw:text-style-name="P2" draw:layer="layout" svg:width="0.638cm" svg:height="0.559cm" svg:x="3.343cm" svg:y="14.091cm" svg:viewBox="0 0 639 560" svg:d="M639 363c-1091 600-454-363-454-363">
          <text:p/>
        </draw:path>
        <draw:path draw:style-name="gr9" draw:text-style-name="P2" draw:layer="layout" svg:width="2.072cm" svg:height="0.18cm" svg:x="4.346cm" svg:y="13.873cm" svg:viewBox="0 0 2073 181" svg:d="M2073 145c-1200-346-2073 36-2073 36">
          <text:p/>
        </draw:path>
        <draw:path draw:style-name="gr10" draw:text-style-name="P2" draw:layer="layout" svg:width="2.108cm" svg:height="0.213cm" svg:x="3.982cm" svg:y="14.091cm" svg:viewBox="0 0 2109 214" svg:d="M0 0c1382 436 2109 72 2109 72">
          <text:p/>
        </draw:path>
        <draw:custom-shape draw:style-name="gr11" draw:text-style-name="P4" draw:layer="layout" svg:width="0.762cm" svg:height="0.762cm" svg:x="6.08cm" svg:y="11.16cm">
          <text:p text:style-name="P2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762cm" svg:height="0.762cm" svg:x="3.54cm" svg:y="13.7cm">
          <text:p text:style-name="P2"><text:span text:style-name="T5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762cm" svg:height="0.762cm" svg:x="3.54cm" svg:y="11.16cm">
          <text:p text:style-name="P2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2" draw:layer="layout" svg:width="0.224cm" svg:height="2.126cm" svg:x="6.473cm" svg:y="11.945cm" svg:viewBox="0 0 225 2127" svg:d="M0 2127c473-1109 55-2127 55-2127">
          <text:p/>
        </draw:path>
        <draw:path draw:style-name="gr9" draw:text-style-name="P2" draw:layer="layout" svg:width="0.562cm" svg:height="0.745cm" svg:x="6.519cm" svg:y="13.936cm" svg:viewBox="0 0 563 746" svg:d="M299 0c736 1245-299 556-299 556">
          <text:p/>
        </draw:path>
        <draw:path draw:style-name="gr2" draw:text-style-name="P2" draw:layer="layout" svg:width="0.617cm" svg:height="0.634cm" svg:x="6.182cm" svg:y="10.728cm" svg:viewBox="0 0 618 635" svg:d="M618 635c-509-1340-618-143-618-143">
          <text:p/>
        </draw:path>
        <draw:path draw:style-name="gr13" draw:text-style-name="P2" draw:layer="layout" svg:width="2.126cm" svg:height="0.177cm" svg:x="6.837cm" svg:y="11.349cm" svg:viewBox="0 0 2127 178" svg:d="M2127 178c-1091-400-2127 0-2127 0">
          <text:p/>
        </draw:path>
        <draw:custom-shape draw:style-name="gr11" draw:text-style-name="P4" draw:layer="layout" svg:width="0.762cm" svg:height="0.762cm" svg:x="6.08cm" svg:y="13.7cm">
          <text:p text:style-name="P2"><text:span text:style-name="T5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964cm" svg:y1="11.563cm" svg:x2="6.8cm" svg:y2="13.909cm">
          <text:p/>
        </draw:line>
        <draw:path draw:style-name="gr2" draw:text-style-name="P2" draw:layer="layout" svg:width="0.4cm" svg:height="0.681cm" svg:x="11.691cm" svg:y="13.963cm" svg:viewBox="0 0 401 682" svg:d="M182 0c582 1091-182 546-182 546">
          <text:p/>
        </draw:path>
        <draw:path draw:style-name="gr9" draw:text-style-name="P2" draw:layer="layout" svg:width="0.19cm" svg:height="2.108cm" svg:x="11.582cm" svg:y="11.582cm" svg:viewBox="0 0 191 2109" svg:d="M0 0c418 1327 18 2109 18 2109">
          <text:p/>
        </draw:path>
        <draw:path draw:style-name="gr14" draw:text-style-name="P2" draw:layer="layout" svg:width="2.162cm" svg:height="2.236cm" svg:x="9.328cm" svg:y="11.763cm" svg:viewBox="0 0 2163 2237" svg:d="M2163 2237c-782-1655-2163-2237-2163-2237">
          <text:p/>
        </draw:path>
        <draw:path draw:style-name="gr10" draw:text-style-name="P2" draw:layer="layout" svg:width="2.217cm" svg:height="2.345cm" svg:x="8.982cm" svg:y="11.563cm" svg:viewBox="0 0 2218 2346" svg:d="M0 0c891 1891 2218 2346 2218 2346">
          <text:p/>
        </draw:path>
        <draw:custom-shape draw:style-name="gr11" draw:text-style-name="P4" draw:layer="layout" svg:width="0.762cm" svg:height="0.762cm" svg:x="11.16cm" svg:y="11.16cm">
          <text:p text:style-name="P2"><text:span text:style-name="T5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762cm" svg:height="0.762cm" svg:x="11.16cm" svg:y="13.7cm">
          <text:p text:style-name="P2"><text:span text:style-name="T5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762cm" svg:height="0.762cm" svg:x="8.62cm" svg:y="11.16cm">
          <text:p text:style-name="P2"><text:span text:style-name="T5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508cm" svg:height="0.508cm" svg:x="13.55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508cm" svg:height="0.508cm" svg:x="13.557cm" svg:y="12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3" draw:layer="layout" svg:width="3.004cm" svg:height="0.721cm" svg:x="14.28cm" svg:y="13.648cm">
          <draw:text-box>
            <text:p text:style-name="P2"><text:span text:style-name="T3">Threshold: </text:span><text:span text:style-name="T4">M2</text:span></text:p>
          </draw:text-box>
        </draw:frame>
        <draw:frame draw:style-name="gr19" draw:text-style-name="P3" draw:layer="layout" svg:width="3.504cm" svg:height="0.721cm" svg:x="14.284cm" svg:y="12.886cm">
          <draw:text-box>
            <text:p text:style-name="P2"><text:span text:style-name="T3">Threshold: </text:span><text:span text:style-name="T4">M1+1</text:span></text:p>
          </draw:text-box>
        </draw:frame>
        <draw:custom-shape draw:style-name="gr20" draw:text-style-name="P5" draw:layer="layout" svg:width="1.511cm" svg:height="1.098cm" svg:x="3.166cm" svg:y="9.951cm">
          <text:p text:style-name="P2"><text:span text:style-name="T4">V1</text:span><text:span text:style-name="T6">train </text:span></text:p>
          <draw:enhanced-geometry svg:viewBox="0 0 21600 21600" draw:text-areas="0 0 21600 ?f0" draw:type="down-arrow-callout" draw:modifiers="16028.5109386027 5400 17911.0797459421 9443.56120826709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20" draw:text-style-name="P5" draw:layer="layout" svg:width="1.595cm" svg:height="1.098cm" svg:x="8.204cm" svg:y="9.951cm">
          <text:p text:style-name="P2"><text:span text:style-name="T4">C2</text:span><text:span text:style-name="T6">value</text:span></text:p>
          <draw:enhanced-geometry svg:viewBox="0 0 21600 21600" draw:text-areas="0 0 21600 ?f0" draw:type="down-arrow-callout" draw:modifiers="16028.5109386027 5400 17911.0797459421 9443.56120826709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20" draw:text-style-name="P5" draw:layer="layout" svg:width="1.375cm" svg:height="1.098cm" svg:x="10.854cm" svg:y="9.922cm">
          <text:p text:style-name="P2"><text:span text:style-name="T4">S</text:span><text:span text:style-name="T6">start</text:span></text:p>
          <draw:enhanced-geometry svg:viewBox="0 0 21600 21600" draw:text-areas="0 0 21600 ?f0" draw:type="down-arrow-callout" draw:modifiers="16028.5109386027 5400 17911.0797459421 9443.56120826709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  <draw:page draw:name="page2" draw:style-name="dp1" draw:master-page-name="Default">
        <draw:rect draw:style-name="gr21" draw:text-style-name="P2" draw:layer="layout" svg:width="19.59cm" svg:height="6.79cm" svg:x="1cm" svg:y="3.358cm">
          <text:p/>
        </draw:rect>
        <draw:path draw:style-name="gr9" draw:text-style-name="P2" draw:layer="layout" svg:width="0.45cm" svg:height="1.975cm" svg:x="11.754cm" svg:y="4.445cm" svg:viewBox="0 0 451 1976" svg:d="M0 0c864 1013 222 1976 222 1976">
          <text:p/>
        </draw:path>
        <draw:path draw:style-name="gr9" draw:text-style-name="P2" draw:layer="layout" svg:width="0.32cm" svg:height="1.924cm" svg:x="8.865cm" svg:y="4.421cm" svg:viewBox="0 0 321 1925" svg:d="M321 0c-642 1160-124 1925-124 1925">
          <text:p/>
        </draw:path>
        <draw:path draw:style-name="gr10" draw:text-style-name="P2" draw:layer="layout" svg:width="2.32cm" svg:height="1.925cm" svg:x="9.359cm" svg:y="4.445cm" svg:viewBox="0 0 2321 1926" svg:d="M2321 0c-2346 1062-2321 1926-2321 1926">
          <text:p/>
        </draw:path>
        <draw:path draw:style-name="gr10" draw:text-style-name="P2" draw:layer="layout" svg:width="2.468cm" svg:height="2.098cm" svg:x="9.26cm" svg:y="4.322cm" svg:viewBox="0 0 2469 2099" svg:d="M0 0c2296 1061 2469 2099 2469 2099">
          <text:p/>
        </draw:path>
        <draw:custom-shape draw:style-name="gr11" draw:text-style-name="P4" draw:layer="layout" svg:width="1.016cm" svg:height="1.016cm" svg:x="9.971cm" svg:y="8.932cm">
          <text:p text:style-name="P4"><text:span text:style-name="T5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2" draw:layer="layout" svg:width="0.964cm" svg:height="2.048cm" svg:x="9.208cm" svg:y="7.013cm" svg:viewBox="0 0 965 2049" svg:d="M2 0c-49 1062 963 2049 963 2049">
          <text:p/>
        </draw:path>
        <draw:path draw:style-name="gr9" draw:text-style-name="P2" draw:layer="layout" svg:width="0.939cm" svg:height="2.073cm" svg:x="10.84cm" svg:y="6.914cm" svg:viewBox="0 0 940 2074" svg:d="M938 0c50 1210-938 2074-938 2074">
          <text:p/>
        </draw:path>
        <draw:custom-shape draw:style-name="gr11" draw:text-style-name="P4" draw:layer="layout" svg:width="1.016cm" svg:height="1.016cm" svg:x="11.241cm" svg:y="3.852cm">
          <text:p text:style-name="P4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016cm" svg:height="1.016cm" svg:x="8.701cm" svg:y="6.392cm">
          <text:p text:style-name="P4"><text:span text:style-name="T5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016cm" svg:height="1.016cm" svg:x="8.701cm" svg:y="3.852cm">
          <text:p text:style-name="P4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016cm" svg:height="1.016cm" svg:x="11.241cm" svg:y="6.392cm">
          <text:p text:style-name="P4"><text:span text:style-name="T5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6" draw:layer="layout" svg:width="0.764cm" svg:height="0.771cm" svg:x="8.173cm" svg:y="3.422cm">
          <draw:text-box>
            <text:p><text:span text:style-name="T7">0</text:span></text:p>
          </draw:text-box>
        </draw:frame>
        <draw:frame draw:style-name="gr22" draw:text-style-name="P6" draw:layer="layout" svg:width="0.764cm" svg:height="0.771cm" svg:x="12.074cm" svg:y="3.422cm">
          <draw:text-box>
            <text:p><text:span text:style-name="T7">1</text:span></text:p>
          </draw:text-box>
        </draw:frame>
        <draw:frame draw:style-name="gr22" draw:text-style-name="P6" draw:layer="layout" svg:width="0.764cm" svg:height="0.771cm" svg:x="8.174cm" svg:y="6.023cm">
          <draw:text-box>
            <text:p><text:span text:style-name="T7">2</text:span></text:p>
          </draw:text-box>
        </draw:frame>
        <draw:frame draw:style-name="gr22" draw:text-style-name="P6" draw:layer="layout" svg:width="0.764cm" svg:height="0.771cm" svg:x="12.075cm" svg:y="6.023cm">
          <draw:text-box>
            <text:p><text:span text:style-name="T7">3</text:span></text:p>
          </draw:text-box>
        </draw:frame>
        <draw:frame draw:style-name="gr22" draw:text-style-name="P6" draw:layer="layout" svg:width="0.764cm" svg:height="0.771cm" svg:x="10.075cm" svg:y="8.197cm">
          <draw:text-box>
            <text:p><text:span text:style-name="T7">4</text:span></text:p>
          </draw:text-box>
        </draw:frame>
      </draw:page>
      <draw:page draw:name="page3" draw:style-name="dp1" draw:master-page-name="Default">
        <draw:rect draw:style-name="gr21" draw:text-style-name="P2" draw:layer="layout" svg:width="19.59cm" svg:height="6.79cm" svg:x="1cm" svg:y="3.432cm">
          <text:p/>
        </draw:rect>
        <draw:path draw:style-name="gr9" draw:text-style-name="P2" draw:layer="layout" svg:width="0.45cm" svg:height="1.975cm" svg:x="9.054cm" svg:y="4.445cm" svg:viewBox="0 0 451 1976" svg:d="M0 0c864 1013 222 1976 222 1976">
          <text:p/>
        </draw:path>
        <draw:path draw:style-name="gr9" draw:text-style-name="P2" draw:layer="layout" svg:width="0.32cm" svg:height="1.924cm" svg:x="6.165cm" svg:y="4.421cm" svg:viewBox="0 0 321 1925" svg:d="M321 0c-642 1160-124 1925-124 1925">
          <text:p/>
        </draw:path>
        <draw:path draw:style-name="gr10" draw:text-style-name="P2" draw:layer="layout" svg:width="2.32cm" svg:height="1.925cm" svg:x="6.659cm" svg:y="4.445cm" svg:viewBox="0 0 2321 1926" svg:d="M2321 0c-2346 1062-2321 1926-2321 1926">
          <text:p/>
        </draw:path>
        <draw:path draw:style-name="gr10" draw:text-style-name="P2" draw:layer="layout" svg:width="2.468cm" svg:height="2.098cm" svg:x="6.56cm" svg:y="4.322cm" svg:viewBox="0 0 2469 2099" svg:d="M0 0c2296 1061 2469 2099 2469 2099">
          <text:p/>
        </draw:path>
        <draw:custom-shape draw:style-name="gr11" draw:text-style-name="P4" draw:layer="layout" svg:width="1.016cm" svg:height="1.016cm" svg:x="7.271cm" svg:y="8.932cm">
          <text:p text:style-name="P4"><text:span text:style-name="T5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2" draw:layer="layout" svg:width="0.964cm" svg:height="2.048cm" svg:x="6.508cm" svg:y="7.013cm" svg:viewBox="0 0 965 2049" svg:d="M2 0c-49 1062 963 2049 963 2049">
          <text:p/>
        </draw:path>
        <draw:path draw:style-name="gr9" draw:text-style-name="P2" draw:layer="layout" svg:width="0.939cm" svg:height="2.073cm" svg:x="8.14cm" svg:y="6.914cm" svg:viewBox="0 0 940 2074" svg:d="M938 0c50 1210-938 2074-938 2074">
          <text:p/>
        </draw:path>
        <draw:custom-shape draw:style-name="gr11" draw:text-style-name="P4" draw:layer="layout" svg:width="1.016cm" svg:height="1.016cm" svg:x="8.541cm" svg:y="3.852cm">
          <text:p text:style-name="P4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016cm" svg:height="1.016cm" svg:x="6.001cm" svg:y="6.392cm">
          <text:p text:style-name="P4"><text:span text:style-name="T5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016cm" svg:height="1.016cm" svg:x="6.001cm" svg:y="3.852cm">
          <text:p text:style-name="P4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016cm" svg:height="1.016cm" svg:x="8.541cm" svg:y="6.392cm">
          <text:p text:style-name="P4"><text:span text:style-name="T5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6" draw:layer="layout" svg:width="0.764cm" svg:height="0.771cm" svg:x="5.473cm" svg:y="3.422cm">
          <draw:text-box>
            <text:p text:style-name="P7"><text:span text:style-name="T7">0</text:span></text:p>
          </draw:text-box>
        </draw:frame>
        <draw:frame draw:style-name="gr22" draw:text-style-name="P6" draw:layer="layout" svg:width="0.764cm" svg:height="0.771cm" svg:x="9.374cm" svg:y="3.422cm">
          <draw:text-box>
            <text:p text:style-name="P7"><text:span text:style-name="T7">1</text:span></text:p>
          </draw:text-box>
        </draw:frame>
        <draw:frame draw:style-name="gr22" draw:text-style-name="P6" draw:layer="layout" svg:width="0.764cm" svg:height="0.771cm" svg:x="5.474cm" svg:y="6.023cm">
          <draw:text-box>
            <text:p text:style-name="P7"><text:span text:style-name="T7">2</text:span></text:p>
          </draw:text-box>
        </draw:frame>
        <draw:frame draw:style-name="gr22" draw:text-style-name="P6" draw:layer="layout" svg:width="0.764cm" svg:height="0.771cm" svg:x="9.375cm" svg:y="6.023cm">
          <draw:text-box>
            <text:p text:style-name="P7"><text:span text:style-name="T7">3</text:span></text:p>
          </draw:text-box>
        </draw:frame>
        <draw:frame draw:style-name="gr22" draw:text-style-name="P6" draw:layer="layout" svg:width="0.764cm" svg:height="0.771cm" svg:x="7.375cm" svg:y="8.197cm">
          <draw:text-box>
            <text:p text:style-name="P7"><text:span text:style-name="T7">4</text:span></text:p>
          </draw:text-box>
        </draw:frame>
        <draw:path draw:style-name="gr9" draw:text-style-name="P2" draw:layer="layout" svg:width="0.45cm" svg:height="1.975cm" svg:x="14.255cm" svg:y="4.436cm" svg:viewBox="0 0 451 1976" svg:d="M0 0c864 1013 222 1976 222 1976">
          <text:p/>
        </draw:path>
        <draw:path draw:style-name="gr9" draw:text-style-name="P2" draw:layer="layout" svg:width="0.32cm" svg:height="1.924cm" svg:x="11.366cm" svg:y="4.412cm" svg:viewBox="0 0 321 1925" svg:d="M321 0c-642 1160-124 1925-124 1925">
          <text:p/>
        </draw:path>
        <draw:path draw:style-name="gr10" draw:text-style-name="P2" draw:layer="layout" svg:width="2.32cm" svg:height="1.925cm" svg:x="11.86cm" svg:y="4.436cm" svg:viewBox="0 0 2321 1926" svg:d="M2321 0c-2346 1062-2321 1926-2321 1926">
          <text:p/>
        </draw:path>
        <draw:path draw:style-name="gr10" draw:text-style-name="P2" draw:layer="layout" svg:width="2.468cm" svg:height="2.098cm" svg:x="11.761cm" svg:y="4.313cm" svg:viewBox="0 0 2469 2099" svg:d="M0 0c2296 1061 2469 2099 2469 2099">
          <text:p/>
        </draw:path>
        <draw:custom-shape draw:style-name="gr11" draw:text-style-name="P4" draw:layer="layout" svg:width="1.524cm" svg:height="1.016cm" svg:x="12.272cm" svg:y="8.923cm">
          <text:p text:style-name="P4"><text:span text:style-name="T5">X2-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2" draw:layer="layout" svg:width="0.964cm" svg:height="1.983cm" svg:x="11.709cm" svg:y="7.004cm" svg:viewBox="0 0 965 1984" svg:d="M2 0c-49 1028 963 1984 963 1984">
          <text:p/>
        </draw:path>
        <draw:path draw:style-name="gr9" draw:text-style-name="P2" draw:layer="layout" svg:width="0.939cm" svg:height="2.073cm" svg:x="13.341cm" svg:y="6.905cm" svg:viewBox="0 0 940 2074" svg:d="M938 0c50 1210-938 2074-938 2074">
          <text:p/>
        </draw:path>
        <draw:custom-shape draw:style-name="gr11" draw:text-style-name="P4" draw:layer="layout" svg:width="1.524cm" svg:height="1.016cm" svg:x="13.542cm" svg:y="3.843cm">
          <text:p text:style-name="P4"><text:span text:style-name="T8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524cm" svg:height="1.016cm" svg:x="11.002cm" svg:y="6.383cm">
          <text:p text:style-name="P4"><text:span text:style-name="T5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524cm" svg:height="1.016cm" svg:x="11.002cm" svg:y="3.843cm">
          <text:p text:style-name="P4"><text:span text:style-name="T5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524cm" svg:height="1.016cm" svg:x="13.542cm" svg:y="6.383cm">
          <text:p text:style-name="P4"><text:span text:style-name="T5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6" draw:layer="layout" svg:width="0.764cm" svg:height="0.771cm" svg:x="10.674cm" svg:y="3.413cm">
          <draw:text-box>
            <text:p text:style-name="P7"><text:span text:style-name="T7">5</text:span></text:p>
          </draw:text-box>
        </draw:frame>
        <draw:frame draw:style-name="gr22" draw:text-style-name="P6" draw:layer="layout" svg:width="0.764cm" svg:height="0.771cm" svg:x="14.675cm" svg:y="3.413cm">
          <draw:text-box>
            <text:p text:style-name="P7"><text:span text:style-name="T7">6</text:span></text:p>
          </draw:text-box>
        </draw:frame>
        <draw:frame draw:style-name="gr22" draw:text-style-name="P6" draw:layer="layout" svg:width="0.764cm" svg:height="0.771cm" svg:x="10.675cm" svg:y="6.014cm">
          <draw:text-box>
            <text:p text:style-name="P7"><text:span text:style-name="T7">7</text:span></text:p>
          </draw:text-box>
        </draw:frame>
        <draw:frame draw:style-name="gr22" draw:text-style-name="P6" draw:layer="layout" svg:width="0.764cm" svg:height="0.771cm" svg:x="14.676cm" svg:y="6.014cm">
          <draw:text-box>
            <text:p text:style-name="P7"><text:span text:style-name="T7">8</text:span></text:p>
          </draw:text-box>
        </draw:frame>
        <draw:frame draw:style-name="gr22" draw:text-style-name="P6" draw:layer="layout" svg:width="0.764cm" svg:height="0.771cm" svg:x="12.576cm" svg:y="8.188cm">
          <draw:text-box>
            <text:p text:style-name="P7"><text:span text:style-name="T7">9</text:span></text:p>
          </draw:text-box>
        </draw:frame>
      </draw:page>
      <draw:page draw:name="page4" draw:style-name="dp1" draw:master-page-name="Default">
        <draw:rect draw:style-name="gr21" draw:text-style-name="P2" draw:layer="layout" svg:width="19.59cm" svg:height="5.012cm" svg:x="1cm" svg:y="9.457cm">
          <text:p/>
        </draw:rect>
        <draw:custom-shape draw:style-name="gr11" draw:text-style-name="P4" draw:layer="layout" svg:width="1.016cm" svg:height="1.016cm" svg:x="9.971cm" svg:y="12.632cm">
          <text:p text:style-name="P4"><text:span text:style-name="T5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2" draw:layer="layout" svg:width="0.964cm" svg:height="2.048cm" svg:x="9.208cm" svg:y="10.713cm" svg:viewBox="0 0 965 2049" svg:d="M2 0c-49 1062 963 2049 963 2049">
          <text:p/>
        </draw:path>
        <draw:path draw:style-name="gr9" draw:text-style-name="P2" draw:layer="layout" svg:width="0.939cm" svg:height="2.073cm" svg:x="10.84cm" svg:y="10.614cm" svg:viewBox="0 0 940 2074" svg:d="M938 0c50 1210-938 2074-938 2074">
          <text:p/>
        </draw:path>
        <draw:custom-shape draw:style-name="gr11" draw:text-style-name="P4" draw:layer="layout" svg:width="1.016cm" svg:height="1.016cm" svg:x="11.241cm" svg:y="9.952cm">
          <text:p text:style-name="P4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016cm" svg:height="1.016cm" svg:x="8.701cm" svg:y="9.952cm">
          <text:p text:style-name="P4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6" draw:layer="layout" svg:width="0.764cm" svg:height="0.771cm" svg:x="8.173cm" svg:y="9.522cm">
          <draw:text-box>
            <text:p text:style-name="P7"><text:span text:style-name="T7">0</text:span></text:p>
          </draw:text-box>
        </draw:frame>
        <draw:frame draw:style-name="gr22" draw:text-style-name="P6" draw:layer="layout" svg:width="0.764cm" svg:height="0.771cm" svg:x="12.074cm" svg:y="9.522cm">
          <draw:text-box>
            <text:p text:style-name="P7"><text:span text:style-name="T7">1</text:span></text:p>
          </draw:text-box>
        </draw:frame>
        <draw:frame draw:style-name="gr22" draw:text-style-name="P6" draw:layer="layout" svg:width="0.764cm" svg:height="0.771cm" svg:x="10.075cm" svg:y="11.897cm">
          <draw:text-box>
            <text:p text:style-name="P7"><text:span text:style-name="T7">2</text:span></text:p>
          </draw:text-box>
        </draw:frame>
        <draw:frame draw:style-name="gr22" draw:text-style-name="P6" draw:layer="layout" svg:width="2.927cm" svg:height="0.771cm" svg:x="9.061cm" svg:y="13.63cm">
          <draw:text-box>
            <text:p text:style-name="P7"><text:span text:style-name="T7">Threshold = 2</text:span></text:p>
          </draw:text-box>
        </draw:frame>
      </draw:page>
      <draw:page draw:name="page5" draw:style-name="dp1" draw:master-page-name="Default">
        <draw:rect draw:style-name="gr21" draw:text-style-name="P2" draw:layer="layout" svg:width="19.59cm" svg:height="8.519cm" svg:x="1cm" svg:y="3.432cm">
          <text:p/>
        </draw:rect>
        <draw:path draw:style-name="gr9" draw:text-style-name="P2" draw:layer="layout" svg:width="0.45cm" svg:height="1.975cm" svg:x="9.054cm" svg:y="4.445cm" svg:viewBox="0 0 451 1976" svg:d="M0 0c864 1013 222 1976 222 1976">
          <text:p/>
        </draw:path>
        <draw:path draw:style-name="gr9" draw:text-style-name="P2" draw:layer="layout" svg:width="0.32cm" svg:height="1.924cm" svg:x="6.165cm" svg:y="4.421cm" svg:viewBox="0 0 321 1925" svg:d="M321 0c-642 1160-124 1925-124 1925">
          <text:p/>
        </draw:path>
        <draw:path draw:style-name="gr10" draw:text-style-name="P2" draw:layer="layout" svg:width="2.32cm" svg:height="1.925cm" svg:x="6.659cm" svg:y="4.445cm" svg:viewBox="0 0 2321 1926" svg:d="M2321 0c-2346 1062-2321 1926-2321 1926">
          <text:p/>
        </draw:path>
        <draw:path draw:style-name="gr10" draw:text-style-name="P2" draw:layer="layout" svg:width="2.468cm" svg:height="2.098cm" svg:x="6.56cm" svg:y="4.322cm" svg:viewBox="0 0 2469 2099" svg:d="M0 0c2296 1061 2469 2099 2469 2099">
          <text:p/>
        </draw:path>
        <draw:path draw:style-name="gr9" draw:text-style-name="P2" draw:layer="layout" svg:width="0.964cm" svg:height="2.048cm" svg:x="6.508cm" svg:y="7.013cm" svg:viewBox="0 0 965 2049" svg:d="M2 0c-49 1062 963 2049 963 2049">
          <text:p/>
        </draw:path>
        <draw:path draw:style-name="gr9" draw:text-style-name="P2" draw:layer="layout" svg:width="0.939cm" svg:height="2.073cm" svg:x="8.14cm" svg:y="6.914cm" svg:viewBox="0 0 940 2074" svg:d="M938 0c50 1210-938 2074-938 2074">
          <text:p/>
        </draw:path>
        <draw:custom-shape draw:style-name="gr11" draw:text-style-name="P4" draw:layer="layout" svg:width="1.016cm" svg:height="1.016cm" svg:x="8.541cm" svg:y="3.852cm">
          <text:p text:style-name="P4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016cm" svg:height="1.016cm" svg:x="6.001cm" svg:y="6.392cm">
          <text:p text:style-name="P4"><text:span text:style-name="T5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016cm" svg:height="1.016cm" svg:x="6.001cm" svg:y="3.852cm">
          <text:p text:style-name="P4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016cm" svg:height="1.016cm" svg:x="8.541cm" svg:y="6.392cm">
          <text:p text:style-name="P4"><text:span text:style-name="T5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6" draw:layer="layout" svg:width="0.764cm" svg:height="0.771cm" svg:x="5.473cm" svg:y="3.422cm">
          <draw:text-box>
            <text:p text:style-name="P7"><text:span text:style-name="T7">0</text:span></text:p>
          </draw:text-box>
        </draw:frame>
        <draw:frame draw:style-name="gr22" draw:text-style-name="P6" draw:layer="layout" svg:width="0.764cm" svg:height="0.771cm" svg:x="9.374cm" svg:y="3.422cm">
          <draw:text-box>
            <text:p text:style-name="P7"><text:span text:style-name="T7">1</text:span></text:p>
          </draw:text-box>
        </draw:frame>
        <draw:frame draw:style-name="gr22" draw:text-style-name="P6" draw:layer="layout" svg:width="0.764cm" svg:height="0.771cm" svg:x="5.474cm" svg:y="6.023cm">
          <draw:text-box>
            <text:p text:style-name="P7"><text:span text:style-name="T7">2</text:span></text:p>
          </draw:text-box>
        </draw:frame>
        <draw:frame draw:style-name="gr22" draw:text-style-name="P6" draw:layer="layout" svg:width="0.764cm" svg:height="0.771cm" svg:x="9.375cm" svg:y="6.023cm">
          <draw:text-box>
            <text:p text:style-name="P7"><text:span text:style-name="T7">3</text:span></text:p>
          </draw:text-box>
        </draw:frame>
        <draw:frame draw:style-name="gr22" draw:text-style-name="P6" draw:layer="layout" svg:width="0.764cm" svg:height="0.771cm" svg:x="7.375cm" svg:y="8.197cm">
          <draw:text-box>
            <text:p text:style-name="P7"><text:span text:style-name="T7">4</text:span></text:p>
          </draw:text-box>
        </draw:frame>
        <draw:path draw:style-name="gr9" draw:text-style-name="P2" draw:layer="layout" svg:width="0.45cm" svg:height="1.975cm" svg:x="14.255cm" svg:y="4.436cm" svg:viewBox="0 0 451 1976" svg:d="M0 0c864 1013 222 1976 222 1976">
          <text:p/>
        </draw:path>
        <draw:path draw:style-name="gr9" draw:text-style-name="P2" draw:layer="layout" svg:width="0.32cm" svg:height="1.924cm" svg:x="11.366cm" svg:y="4.412cm" svg:viewBox="0 0 321 1925" svg:d="M321 0c-642 1160-124 1925-124 1925">
          <text:p/>
        </draw:path>
        <draw:path draw:style-name="gr10" draw:text-style-name="P2" draw:layer="layout" svg:width="2.32cm" svg:height="1.925cm" svg:x="11.86cm" svg:y="4.436cm" svg:viewBox="0 0 2321 1926" svg:d="M2321 0c-2346 1062-2321 1926-2321 1926">
          <text:p/>
        </draw:path>
        <draw:path draw:style-name="gr10" draw:text-style-name="P2" draw:layer="layout" svg:width="2.468cm" svg:height="2.098cm" svg:x="11.761cm" svg:y="4.313cm" svg:viewBox="0 0 2469 2099" svg:d="M0 0c2296 1061 2469 2099 2469 2099">
          <text:p/>
        </draw:path>
        <draw:path draw:style-name="gr9" draw:text-style-name="P2" draw:layer="layout" svg:width="0.964cm" svg:height="1.983cm" svg:x="11.709cm" svg:y="7.004cm" svg:viewBox="0 0 965 1984" svg:d="M2 0c-49 1028 963 1984 963 1984">
          <text:p/>
        </draw:path>
        <draw:path draw:style-name="gr9" draw:text-style-name="P2" draw:layer="layout" svg:width="0.939cm" svg:height="2.073cm" svg:x="13.341cm" svg:y="6.905cm" svg:viewBox="0 0 940 2074" svg:d="M938 0c50 1210-938 2074-938 2074">
          <text:p/>
        </draw:path>
        <draw:custom-shape draw:style-name="gr11" draw:text-style-name="P4" draw:layer="layout" svg:width="1.524cm" svg:height="1.016cm" svg:x="13.542cm" svg:y="3.843cm">
          <text:p text:style-name="P4"><text:span text:style-name="T8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524cm" svg:height="1.016cm" svg:x="11.002cm" svg:y="6.383cm">
          <text:p text:style-name="P4"><text:span text:style-name="T5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524cm" svg:height="1.016cm" svg:x="11.002cm" svg:y="3.843cm">
          <text:p text:style-name="P4"><text:span text:style-name="T5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524cm" svg:height="1.016cm" svg:x="13.542cm" svg:y="6.383cm">
          <text:p text:style-name="P4"><text:span text:style-name="T5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6" draw:layer="layout" svg:width="0.764cm" svg:height="0.771cm" svg:x="10.674cm" svg:y="3.413cm">
          <draw:text-box>
            <text:p text:style-name="P7"><text:span text:style-name="T7">5</text:span></text:p>
          </draw:text-box>
        </draw:frame>
        <draw:frame draw:style-name="gr22" draw:text-style-name="P6" draw:layer="layout" svg:width="0.764cm" svg:height="0.771cm" svg:x="14.675cm" svg:y="3.413cm">
          <draw:text-box>
            <text:p text:style-name="P7"><text:span text:style-name="T7">6</text:span></text:p>
          </draw:text-box>
        </draw:frame>
        <draw:frame draw:style-name="gr22" draw:text-style-name="P6" draw:layer="layout" svg:width="0.764cm" svg:height="0.771cm" svg:x="10.675cm" svg:y="6.014cm">
          <draw:text-box>
            <text:p text:style-name="P7"><text:span text:style-name="T7">7</text:span></text:p>
          </draw:text-box>
        </draw:frame>
        <draw:frame draw:style-name="gr22" draw:text-style-name="P6" draw:layer="layout" svg:width="0.764cm" svg:height="0.771cm" svg:x="14.676cm" svg:y="6.014cm">
          <draw:text-box>
            <text:p text:style-name="P7"><text:span text:style-name="T7">8</text:span></text:p>
          </draw:text-box>
        </draw:frame>
        <draw:frame draw:style-name="gr22" draw:text-style-name="P6" draw:layer="layout" svg:width="0.764cm" svg:height="0.771cm" svg:x="12.576cm" svg:y="8.188cm">
          <draw:text-box>
            <text:p text:style-name="P7"><text:span text:style-name="T7">9</text:span></text:p>
          </draw:text-box>
        </draw:frame>
        <draw:custom-shape draw:style-name="gr11" draw:text-style-name="P4" draw:layer="layout" svg:width="1.016cm" svg:height="1.016cm" svg:x="9.815cm" svg:y="10.018cm">
          <text:p text:style-name="P4"><text:span text:style-name="T5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2" draw:layer="layout" svg:width="2.048cm" svg:height="1.086cm" svg:x="7.778cm" svg:y="9.506cm" svg:viewBox="0 0 2049 1087" svg:d="M0 0c543 1111 2049 1087 2049 1087">
          <text:p/>
        </draw:path>
        <draw:path draw:style-name="gr9" draw:text-style-name="P2" draw:layer="layout" svg:width="2.122cm" svg:height="1.086cm" svg:x="10.914cm" svg:y="9.506cm" svg:viewBox="0 0 2123 1087" svg:d="M2123 0c-420 1087-2123 1087-2123 1087">
          <text:p/>
        </draw:path>
        <draw:custom-shape draw:style-name="gr11" draw:text-style-name="P4" draw:layer="layout" svg:width="1.524cm" svg:height="1.016cm" svg:x="7.071cm" svg:y="8.932cm">
          <text:p text:style-name="P4"><text:span text:style-name="T5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2.032cm" svg:height="1.016cm" svg:x="12.072cm" svg:y="8.923cm">
          <text:p text:style-name="P4"><text:span text:style-name="T5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6" draw:layer="layout" svg:width="0.975cm" svg:height="0.771cm" svg:x="9.834cm" svg:y="9.3cm">
          <draw:text-box>
            <text:p text:style-name="P7"><text:span text:style-name="T7">10</text:span></text:p>
          </draw:text-box>
        </draw:frame>
        <draw:frame draw:style-name="gr22" draw:text-style-name="P6" draw:layer="layout" svg:width="2.927cm" svg:height="0.771cm" svg:x="8.86cm" svg:y="11.029cm">
          <draw:text-box>
            <text:p text:style-name="P7"><text:span text:style-name="T7">Threshold = 2</text:span></text:p>
          </draw:text-box>
        </draw:frame>
      </draw:page>
      <draw:page draw:name="page6" draw:style-name="dp1" draw:master-page-name="Default">
        <draw:rect draw:style-name="gr21" draw:text-style-name="P2" draw:layer="layout" svg:width="19.59cm" svg:height="4.543cm" svg:x="1cm" svg:y="9.457cm">
          <text:p/>
        </draw:rect>
        <draw:custom-shape draw:style-name="gr11" draw:text-style-name="P4" draw:layer="layout" svg:width="1.016cm" svg:height="1.016cm" svg:x="9.971cm" svg:y="12.632cm">
          <text:p text:style-name="P4"><text:span text:style-name="T5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2" draw:layer="layout" svg:width="0.964cm" svg:height="2.048cm" svg:x="9.208cm" svg:y="10.713cm" svg:viewBox="0 0 965 2049" svg:d="M2 0c-49 1062 963 2049 963 2049">
          <text:p/>
        </draw:path>
        <draw:path draw:style-name="gr9" draw:text-style-name="P2" draw:layer="layout" svg:width="0.939cm" svg:height="2.073cm" svg:x="10.84cm" svg:y="10.614cm" svg:viewBox="0 0 940 2074" svg:d="M938 0c50 1210-938 2074-938 2074">
          <text:p/>
        </draw:path>
        <draw:custom-shape draw:style-name="gr11" draw:text-style-name="P4" draw:layer="layout" svg:width="1.016cm" svg:height="1.016cm" svg:x="11.241cm" svg:y="9.952cm">
          <text:p text:style-name="P4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016cm" svg:height="1.016cm" svg:x="8.701cm" svg:y="9.952cm">
          <text:p text:style-name="P4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6" draw:layer="layout" svg:width="0.764cm" svg:height="0.771cm" svg:x="8.173cm" svg:y="9.522cm">
          <draw:text-box>
            <text:p text:style-name="P7"><text:span text:style-name="T7">0</text:span></text:p>
          </draw:text-box>
        </draw:frame>
        <draw:frame draw:style-name="gr22" draw:text-style-name="P6" draw:layer="layout" svg:width="0.764cm" svg:height="0.771cm" svg:x="12.074cm" svg:y="9.522cm">
          <draw:text-box>
            <text:p text:style-name="P7"><text:span text:style-name="T7">1</text:span></text:p>
          </draw:text-box>
        </draw:frame>
        <draw:frame draw:style-name="gr22" draw:text-style-name="P6" draw:layer="layout" svg:width="0.764cm" svg:height="0.771cm" svg:x="10.075cm" svg:y="11.897cm">
          <draw:text-box>
            <text:p text:style-name="P7"><text:span text:style-name="T7">2</text:span></text:p>
          </draw:text-box>
        </draw:frame>
      </draw:page>
      <draw:page draw:name="page7" draw:style-name="dp1" draw:master-page-name="Default">
        <draw:rect draw:style-name="gr21" draw:text-style-name="P2" draw:layer="layout" svg:width="19.59cm" svg:height="8.519cm" svg:x="1cm" svg:y="3.432cm">
          <text:p/>
        </draw:rect>
        <draw:path draw:style-name="gr9" draw:text-style-name="P2" draw:layer="layout" svg:width="0.45cm" svg:height="1.975cm" svg:x="9.054cm" svg:y="4.445cm" svg:viewBox="0 0 451 1976" svg:d="M0 0c864 1013 222 1976 222 1976">
          <text:p/>
        </draw:path>
        <draw:path draw:style-name="gr9" draw:text-style-name="P2" draw:layer="layout" svg:width="0.32cm" svg:height="1.924cm" svg:x="6.165cm" svg:y="4.421cm" svg:viewBox="0 0 321 1925" svg:d="M321 0c-642 1160-124 1925-124 1925">
          <text:p/>
        </draw:path>
        <draw:path draw:style-name="gr10" draw:text-style-name="P2" draw:layer="layout" svg:width="2.32cm" svg:height="1.925cm" svg:x="6.659cm" svg:y="4.445cm" svg:viewBox="0 0 2321 1926" svg:d="M2321 0c-2346 1062-2321 1926-2321 1926">
          <text:p/>
        </draw:path>
        <draw:path draw:style-name="gr10" draw:text-style-name="P2" draw:layer="layout" svg:width="2.468cm" svg:height="2.098cm" svg:x="6.56cm" svg:y="4.322cm" svg:viewBox="0 0 2469 2099" svg:d="M0 0c2296 1061 2469 2099 2469 2099">
          <text:p/>
        </draw:path>
        <draw:path draw:style-name="gr9" draw:text-style-name="P2" draw:layer="layout" svg:width="0.964cm" svg:height="2.048cm" svg:x="6.508cm" svg:y="7.013cm" svg:viewBox="0 0 965 2049" svg:d="M2 0c-49 1062 963 2049 963 2049">
          <text:p/>
        </draw:path>
        <draw:path draw:style-name="gr9" draw:text-style-name="P2" draw:layer="layout" svg:width="0.939cm" svg:height="2.073cm" svg:x="8.14cm" svg:y="6.914cm" svg:viewBox="0 0 940 2074" svg:d="M938 0c50 1210-938 2074-938 2074">
          <text:p/>
        </draw:path>
        <draw:custom-shape draw:style-name="gr11" draw:text-style-name="P4" draw:layer="layout" svg:width="1.016cm" svg:height="1.016cm" svg:x="8.541cm" svg:y="3.852cm">
          <text:p text:style-name="P4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016cm" svg:height="1.016cm" svg:x="6.001cm" svg:y="6.392cm">
          <text:p text:style-name="P4"><text:span text:style-name="T5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016cm" svg:height="1.016cm" svg:x="6.001cm" svg:y="3.852cm">
          <text:p text:style-name="P4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016cm" svg:height="1.016cm" svg:x="8.541cm" svg:y="6.392cm">
          <text:p text:style-name="P4"><text:span text:style-name="T5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6" draw:layer="layout" svg:width="0.764cm" svg:height="0.771cm" svg:x="5.473cm" svg:y="3.422cm">
          <draw:text-box>
            <text:p text:style-name="P7"><text:span text:style-name="T7">0</text:span></text:p>
          </draw:text-box>
        </draw:frame>
        <draw:frame draw:style-name="gr22" draw:text-style-name="P6" draw:layer="layout" svg:width="0.764cm" svg:height="0.771cm" svg:x="9.374cm" svg:y="3.422cm">
          <draw:text-box>
            <text:p text:style-name="P7"><text:span text:style-name="T7">1</text:span></text:p>
          </draw:text-box>
        </draw:frame>
        <draw:frame draw:style-name="gr22" draw:text-style-name="P6" draw:layer="layout" svg:width="0.764cm" svg:height="0.771cm" svg:x="5.474cm" svg:y="6.023cm">
          <draw:text-box>
            <text:p text:style-name="P7"><text:span text:style-name="T7">2</text:span></text:p>
          </draw:text-box>
        </draw:frame>
        <draw:frame draw:style-name="gr22" draw:text-style-name="P6" draw:layer="layout" svg:width="0.764cm" svg:height="0.771cm" svg:x="9.375cm" svg:y="6.023cm">
          <draw:text-box>
            <text:p text:style-name="P7"><text:span text:style-name="T7">3</text:span></text:p>
          </draw:text-box>
        </draw:frame>
        <draw:frame draw:style-name="gr22" draw:text-style-name="P6" draw:layer="layout" svg:width="0.764cm" svg:height="0.771cm" svg:x="7.375cm" svg:y="8.197cm">
          <draw:text-box>
            <text:p text:style-name="P7"><text:span text:style-name="T7">4</text:span></text:p>
          </draw:text-box>
        </draw:frame>
        <draw:path draw:style-name="gr9" draw:text-style-name="P2" draw:layer="layout" svg:width="0.45cm" svg:height="1.975cm" svg:x="14.255cm" svg:y="4.436cm" svg:viewBox="0 0 451 1976" svg:d="M0 0c864 1013 222 1976 222 1976">
          <text:p/>
        </draw:path>
        <draw:path draw:style-name="gr9" draw:text-style-name="P2" draw:layer="layout" svg:width="0.32cm" svg:height="1.924cm" svg:x="11.366cm" svg:y="4.412cm" svg:viewBox="0 0 321 1925" svg:d="M321 0c-642 1160-124 1925-124 1925">
          <text:p/>
        </draw:path>
        <draw:path draw:style-name="gr10" draw:text-style-name="P2" draw:layer="layout" svg:width="2.32cm" svg:height="1.925cm" svg:x="11.86cm" svg:y="4.436cm" svg:viewBox="0 0 2321 1926" svg:d="M2321 0c-2346 1062-2321 1926-2321 1926">
          <text:p/>
        </draw:path>
        <draw:path draw:style-name="gr10" draw:text-style-name="P2" draw:layer="layout" svg:width="2.468cm" svg:height="2.098cm" svg:x="11.761cm" svg:y="4.313cm" svg:viewBox="0 0 2469 2099" svg:d="M0 0c2296 1061 2469 2099 2469 2099">
          <text:p/>
        </draw:path>
        <draw:path draw:style-name="gr9" draw:text-style-name="P2" draw:layer="layout" svg:width="0.964cm" svg:height="1.983cm" svg:x="11.709cm" svg:y="7.004cm" svg:viewBox="0 0 965 1984" svg:d="M2 0c-49 1028 963 1984 963 1984">
          <text:p/>
        </draw:path>
        <draw:path draw:style-name="gr9" draw:text-style-name="P2" draw:layer="layout" svg:width="0.939cm" svg:height="2.073cm" svg:x="13.341cm" svg:y="6.905cm" svg:viewBox="0 0 940 2074" svg:d="M938 0c50 1210-938 2074-938 2074">
          <text:p/>
        </draw:path>
        <draw:custom-shape draw:style-name="gr11" draw:text-style-name="P4" draw:layer="layout" svg:width="1.524cm" svg:height="1.016cm" svg:x="13.542cm" svg:y="3.843cm">
          <text:p text:style-name="P4"><text:span text:style-name="T8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524cm" svg:height="1.016cm" svg:x="11.002cm" svg:y="6.383cm">
          <text:p text:style-name="P4"><text:span text:style-name="T5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524cm" svg:height="1.016cm" svg:x="11.002cm" svg:y="3.843cm">
          <text:p text:style-name="P4"><text:span text:style-name="T5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524cm" svg:height="1.016cm" svg:x="13.542cm" svg:y="6.383cm">
          <text:p text:style-name="P4"><text:span text:style-name="T5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6" draw:layer="layout" svg:width="0.764cm" svg:height="0.771cm" svg:x="10.674cm" svg:y="3.413cm">
          <draw:text-box>
            <text:p text:style-name="P7"><text:span text:style-name="T7">5</text:span></text:p>
          </draw:text-box>
        </draw:frame>
        <draw:frame draw:style-name="gr22" draw:text-style-name="P6" draw:layer="layout" svg:width="0.764cm" svg:height="0.771cm" svg:x="14.675cm" svg:y="3.413cm">
          <draw:text-box>
            <text:p text:style-name="P7"><text:span text:style-name="T7">6</text:span></text:p>
          </draw:text-box>
        </draw:frame>
        <draw:frame draw:style-name="gr22" draw:text-style-name="P6" draw:layer="layout" svg:width="0.764cm" svg:height="0.771cm" svg:x="10.675cm" svg:y="6.014cm">
          <draw:text-box>
            <text:p text:style-name="P7"><text:span text:style-name="T7">7</text:span></text:p>
          </draw:text-box>
        </draw:frame>
        <draw:frame draw:style-name="gr22" draw:text-style-name="P6" draw:layer="layout" svg:width="0.764cm" svg:height="0.771cm" svg:x="14.676cm" svg:y="6.014cm">
          <draw:text-box>
            <text:p text:style-name="P7"><text:span text:style-name="T7">8</text:span></text:p>
          </draw:text-box>
        </draw:frame>
        <draw:frame draw:style-name="gr22" draw:text-style-name="P6" draw:layer="layout" svg:width="0.764cm" svg:height="0.771cm" svg:x="12.576cm" svg:y="8.188cm">
          <draw:text-box>
            <text:p text:style-name="P7"><text:span text:style-name="T7">9</text:span></text:p>
          </draw:text-box>
        </draw:frame>
        <draw:custom-shape draw:style-name="gr11" draw:text-style-name="P4" draw:layer="layout" svg:width="1.016cm" svg:height="1.016cm" svg:x="9.972cm" svg:y="14.033cm">
          <text:p text:style-name="P4"><text:span text:style-name="T5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2" draw:layer="layout" svg:width="0.964cm" svg:height="2.048cm" svg:x="9.209cm" svg:y="12.114cm" svg:viewBox="0 0 965 2049" svg:d="M2 0c-49 1062 963 2049 963 2049">
          <text:p/>
        </draw:path>
        <draw:path draw:style-name="gr9" draw:text-style-name="P2" draw:layer="layout" svg:width="0.939cm" svg:height="2.073cm" svg:x="10.841cm" svg:y="12.015cm" svg:viewBox="0 0 940 2074" svg:d="M938 0c50 1210-938 2074-938 2074">
          <text:p/>
        </draw:path>
        <draw:custom-shape draw:style-name="gr11" draw:text-style-name="P4" draw:layer="layout" svg:width="1.016cm" svg:height="1.016cm" svg:x="11.242cm" svg:y="11.353cm">
          <text:p text:style-name="P4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016cm" svg:height="1.016cm" svg:x="8.702cm" svg:y="11.353cm">
          <text:p text:style-name="P4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6" draw:layer="layout" svg:width="0.975cm" svg:height="0.771cm" svg:x="8.174cm" svg:y="10.923cm">
          <draw:text-box>
            <text:p text:style-name="P7"><text:span text:style-name="T7">10</text:span></text:p>
          </draw:text-box>
        </draw:frame>
        <draw:frame draw:style-name="gr22" draw:text-style-name="P6" draw:layer="layout" svg:width="0.975cm" svg:height="0.771cm" svg:x="12.075cm" svg:y="10.923cm">
          <draw:text-box>
            <text:p text:style-name="P7"><text:span text:style-name="T7">11</text:span></text:p>
          </draw:text-box>
        </draw:frame>
        <draw:frame draw:style-name="gr22" draw:text-style-name="P6" draw:layer="layout" svg:width="0.975cm" svg:height="0.771cm" svg:x="10.076cm" svg:y="13.298cm">
          <draw:text-box>
            <text:p text:style-name="P7"><text:span text:style-name="T7">12</text:span></text:p>
          </draw:text-box>
        </draw:frame>
        <draw:frame draw:style-name="gr22" draw:text-style-name="P6" draw:layer="layout" svg:width="2.927cm" svg:height="0.771cm" svg:x="9.062cm" svg:y="15.031cm">
          <draw:text-box>
            <text:p text:style-name="P7"><text:span text:style-name="T7">Threshold = 2</text:span></text:p>
          </draw:text-box>
        </draw:frame>
        <draw:path draw:style-name="gr9" draw:text-style-name="P2" draw:layer="layout" svg:width="1.184cm" svg:height="1.826cm" svg:x="7.975cm" svg:y="9.506cm" svg:viewBox="0 0 1185 1827" svg:d="M0 0c1111 815 1185 1827 1185 1827">
          <text:p/>
        </draw:path>
        <draw:path draw:style-name="gr9" draw:text-style-name="P2" draw:layer="layout" svg:width="1.152cm" svg:height="1.851cm" svg:x="11.81cm" svg:y="9.432cm" svg:viewBox="0 0 1153 1852" svg:d="M1153 0c-1383 1235-1136 1852-1136 1852">
          <text:p/>
        </draw:path>
        <draw:custom-shape draw:style-name="gr11" draw:text-style-name="P4" draw:layer="layout" svg:width="1.524cm" svg:height="1.016cm" svg:x="7.071cm" svg:y="8.932cm">
          <text:p text:style-name="P4"><text:span text:style-name="T5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2.032cm" svg:height="1.016cm" svg:x="12.072cm" svg:y="8.923cm">
          <text:p text:style-name="P4"><text:span text:style-name="T5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rect draw:style-name="gr21" draw:text-style-name="P2" draw:layer="layout" svg:width="19.59cm" svg:height="8.519cm" svg:x="1cm" svg:y="3.432cm">
          <text:p/>
        </draw:rect>
        <draw:path draw:style-name="gr9" draw:text-style-name="P2" draw:layer="layout" svg:width="0.45cm" svg:height="1.975cm" svg:x="9.054cm" svg:y="4.445cm" svg:viewBox="0 0 451 1976" svg:d="M0 0c864 1013 222 1976 222 1976">
          <text:p/>
        </draw:path>
        <draw:path draw:style-name="gr9" draw:text-style-name="P2" draw:layer="layout" svg:width="0.32cm" svg:height="1.924cm" svg:x="6.165cm" svg:y="4.421cm" svg:viewBox="0 0 321 1925" svg:d="M321 0c-642 1160-124 1925-124 1925">
          <text:p/>
        </draw:path>
        <draw:path draw:style-name="gr10" draw:text-style-name="P2" draw:layer="layout" svg:width="2.32cm" svg:height="1.925cm" svg:x="6.659cm" svg:y="4.445cm" svg:viewBox="0 0 2321 1926" svg:d="M2321 0c-2346 1062-2321 1926-2321 1926">
          <text:p/>
        </draw:path>
        <draw:path draw:style-name="gr10" draw:text-style-name="P2" draw:layer="layout" svg:width="2.468cm" svg:height="2.098cm" svg:x="6.56cm" svg:y="4.322cm" svg:viewBox="0 0 2469 2099" svg:d="M0 0c2296 1061 2469 2099 2469 2099">
          <text:p/>
        </draw:path>
        <draw:path draw:style-name="gr9" draw:text-style-name="P2" draw:layer="layout" svg:width="0.964cm" svg:height="2.048cm" svg:x="6.508cm" svg:y="7.013cm" svg:viewBox="0 0 965 2049" svg:d="M2 0c-49 1062 963 2049 963 2049">
          <text:p/>
        </draw:path>
        <draw:path draw:style-name="gr9" draw:text-style-name="P2" draw:layer="layout" svg:width="0.939cm" svg:height="2.073cm" svg:x="8.14cm" svg:y="6.914cm" svg:viewBox="0 0 940 2074" svg:d="M938 0c50 1210-938 2074-938 2074">
          <text:p/>
        </draw:path>
        <draw:custom-shape draw:style-name="gr11" draw:text-style-name="P4" draw:layer="layout" svg:width="1.016cm" svg:height="1.016cm" svg:x="8.541cm" svg:y="3.852cm">
          <text:p text:style-name="P4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016cm" svg:height="1.016cm" svg:x="6.001cm" svg:y="6.392cm">
          <text:p text:style-name="P4"><text:span text:style-name="T5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016cm" svg:height="1.016cm" svg:x="6.001cm" svg:y="3.852cm">
          <text:p text:style-name="P4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016cm" svg:height="1.016cm" svg:x="8.541cm" svg:y="6.392cm">
          <text:p text:style-name="P4"><text:span text:style-name="T5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6" draw:layer="layout" svg:width="0.764cm" svg:height="0.771cm" svg:x="5.473cm" svg:y="3.422cm">
          <draw:text-box>
            <text:p text:style-name="P7"><text:span text:style-name="T7">0</text:span></text:p>
          </draw:text-box>
        </draw:frame>
        <draw:frame draw:style-name="gr22" draw:text-style-name="P6" draw:layer="layout" svg:width="0.764cm" svg:height="0.771cm" svg:x="9.374cm" svg:y="3.422cm">
          <draw:text-box>
            <text:p text:style-name="P7"><text:span text:style-name="T7">1</text:span></text:p>
          </draw:text-box>
        </draw:frame>
        <draw:frame draw:style-name="gr22" draw:text-style-name="P6" draw:layer="layout" svg:width="0.764cm" svg:height="0.771cm" svg:x="5.474cm" svg:y="6.023cm">
          <draw:text-box>
            <text:p text:style-name="P7"><text:span text:style-name="T7">2</text:span></text:p>
          </draw:text-box>
        </draw:frame>
        <draw:frame draw:style-name="gr22" draw:text-style-name="P6" draw:layer="layout" svg:width="0.764cm" svg:height="0.771cm" svg:x="9.375cm" svg:y="6.023cm">
          <draw:text-box>
            <text:p text:style-name="P7"><text:span text:style-name="T7">3</text:span></text:p>
          </draw:text-box>
        </draw:frame>
        <draw:frame draw:style-name="gr22" draw:text-style-name="P6" draw:layer="layout" svg:width="0.764cm" svg:height="0.771cm" svg:x="7.375cm" svg:y="8.197cm">
          <draw:text-box>
            <text:p text:style-name="P7"><text:span text:style-name="T7">4</text:span></text:p>
          </draw:text-box>
        </draw:frame>
        <draw:path draw:style-name="gr9" draw:text-style-name="P2" draw:layer="layout" svg:width="0.45cm" svg:height="1.975cm" svg:x="14.255cm" svg:y="4.436cm" svg:viewBox="0 0 451 1976" svg:d="M0 0c864 1013 222 1976 222 1976">
          <text:p/>
        </draw:path>
        <draw:path draw:style-name="gr9" draw:text-style-name="P2" draw:layer="layout" svg:width="0.32cm" svg:height="1.924cm" svg:x="11.366cm" svg:y="4.412cm" svg:viewBox="0 0 321 1925" svg:d="M321 0c-642 1160-124 1925-124 1925">
          <text:p/>
        </draw:path>
        <draw:path draw:style-name="gr10" draw:text-style-name="P2" draw:layer="layout" svg:width="2.32cm" svg:height="1.925cm" svg:x="11.86cm" svg:y="4.436cm" svg:viewBox="0 0 2321 1926" svg:d="M2321 0c-2346 1062-2321 1926-2321 1926">
          <text:p/>
        </draw:path>
        <draw:path draw:style-name="gr10" draw:text-style-name="P2" draw:layer="layout" svg:width="2.468cm" svg:height="2.098cm" svg:x="11.761cm" svg:y="4.313cm" svg:viewBox="0 0 2469 2099" svg:d="M0 0c2296 1061 2469 2099 2469 2099">
          <text:p/>
        </draw:path>
        <draw:path draw:style-name="gr9" draw:text-style-name="P2" draw:layer="layout" svg:width="0.964cm" svg:height="1.983cm" svg:x="11.709cm" svg:y="7.004cm" svg:viewBox="0 0 965 1984" svg:d="M2 0c-49 1028 963 1984 963 1984">
          <text:p/>
        </draw:path>
        <draw:path draw:style-name="gr9" draw:text-style-name="P2" draw:layer="layout" svg:width="0.939cm" svg:height="2.073cm" svg:x="13.341cm" svg:y="6.905cm" svg:viewBox="0 0 940 2074" svg:d="M938 0c50 1210-938 2074-938 2074">
          <text:p/>
        </draw:path>
        <draw:custom-shape draw:style-name="gr11" draw:text-style-name="P4" draw:layer="layout" svg:width="1.524cm" svg:height="1.016cm" svg:x="13.542cm" svg:y="3.843cm">
          <text:p text:style-name="P4"><text:span text:style-name="T8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524cm" svg:height="1.016cm" svg:x="11.002cm" svg:y="6.383cm">
          <text:p text:style-name="P4"><text:span text:style-name="T5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524cm" svg:height="1.016cm" svg:x="11.002cm" svg:y="3.843cm">
          <text:p text:style-name="P4"><text:span text:style-name="T5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524cm" svg:height="1.016cm" svg:x="13.542cm" svg:y="6.383cm">
          <text:p text:style-name="P4"><text:span text:style-name="T5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6" draw:layer="layout" svg:width="0.764cm" svg:height="0.771cm" svg:x="10.674cm" svg:y="3.413cm">
          <draw:text-box>
            <text:p text:style-name="P7"><text:span text:style-name="T7">5</text:span></text:p>
          </draw:text-box>
        </draw:frame>
        <draw:frame draw:style-name="gr22" draw:text-style-name="P6" draw:layer="layout" svg:width="0.764cm" svg:height="0.771cm" svg:x="14.675cm" svg:y="3.413cm">
          <draw:text-box>
            <text:p text:style-name="P7"><text:span text:style-name="T7">6</text:span></text:p>
          </draw:text-box>
        </draw:frame>
        <draw:frame draw:style-name="gr22" draw:text-style-name="P6" draw:layer="layout" svg:width="0.764cm" svg:height="0.771cm" svg:x="10.675cm" svg:y="6.014cm">
          <draw:text-box>
            <text:p text:style-name="P7"><text:span text:style-name="T7">7</text:span></text:p>
          </draw:text-box>
        </draw:frame>
        <draw:frame draw:style-name="gr22" draw:text-style-name="P6" draw:layer="layout" svg:width="0.764cm" svg:height="0.771cm" svg:x="14.676cm" svg:y="6.014cm">
          <draw:text-box>
            <text:p text:style-name="P7"><text:span text:style-name="T7">8</text:span></text:p>
          </draw:text-box>
        </draw:frame>
        <draw:frame draw:style-name="gr22" draw:text-style-name="P6" draw:layer="layout" svg:width="0.764cm" svg:height="0.771cm" svg:x="12.576cm" svg:y="8.188cm">
          <draw:text-box>
            <text:p text:style-name="P7"><text:span text:style-name="T7">9</text:span></text:p>
          </draw:text-box>
        </draw:frame>
        <draw:custom-shape draw:style-name="gr11" draw:text-style-name="P4" draw:layer="layout" svg:width="1.016cm" svg:height="1.016cm" svg:x="7.372cm" svg:y="14.033cm">
          <text:p text:style-name="P4"><text:span text:style-name="T5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2" draw:layer="layout" svg:width="0.964cm" svg:height="2.048cm" svg:x="6.609cm" svg:y="12.114cm" svg:viewBox="0 0 965 2049" svg:d="M2 0c-49 1062 963 2049 963 2049">
          <text:p/>
        </draw:path>
        <draw:path draw:style-name="gr9" draw:text-style-name="P2" draw:layer="layout" svg:width="0.939cm" svg:height="2.073cm" svg:x="8.241cm" svg:y="12.015cm" svg:viewBox="0 0 940 2074" svg:d="M938 0c50 1210-938 2074-938 2074">
          <text:p/>
        </draw:path>
        <draw:custom-shape draw:style-name="gr11" draw:text-style-name="P4" draw:layer="layout" svg:width="1.016cm" svg:height="1.016cm" svg:x="8.642cm" svg:y="11.353cm">
          <text:p text:style-name="P4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016cm" svg:height="1.016cm" svg:x="6.102cm" svg:y="11.353cm">
          <text:p text:style-name="P4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6" draw:layer="layout" svg:width="0.975cm" svg:height="0.771cm" svg:x="5.574cm" svg:y="10.923cm">
          <draw:text-box>
            <text:p text:style-name="P7"><text:span text:style-name="T7">10</text:span></text:p>
          </draw:text-box>
        </draw:frame>
        <draw:frame draw:style-name="gr22" draw:text-style-name="P6" draw:layer="layout" svg:width="0.975cm" svg:height="0.771cm" svg:x="9.475cm" svg:y="10.923cm">
          <draw:text-box>
            <text:p text:style-name="P7"><text:span text:style-name="T7">11</text:span></text:p>
          </draw:text-box>
        </draw:frame>
        <draw:frame draw:style-name="gr22" draw:text-style-name="P6" draw:layer="layout" svg:width="0.975cm" svg:height="0.771cm" svg:x="7.476cm" svg:y="13.298cm">
          <draw:text-box>
            <text:p text:style-name="P7"><text:span text:style-name="T7">12</text:span></text:p>
          </draw:text-box>
        </draw:frame>
        <draw:frame draw:style-name="gr22" draw:text-style-name="P6" draw:layer="layout" svg:width="2.927cm" svg:height="0.771cm" svg:x="6.462cm" svg:y="15.031cm">
          <draw:text-box>
            <text:p text:style-name="P7"><text:span text:style-name="T7">Threshold = 2</text:span></text:p>
          </draw:text-box>
        </draw:frame>
        <draw:custom-shape draw:style-name="gr11" draw:text-style-name="P4" draw:layer="layout" svg:width="1.016cm" svg:height="1.016cm" svg:x="12.743cm" svg:y="13.976cm">
          <text:p text:style-name="P4"><text:span text:style-name="T5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2" draw:layer="layout" svg:width="0.964cm" svg:height="2.048cm" svg:x="11.98cm" svg:y="12.057cm" svg:viewBox="0 0 965 2049" svg:d="M2 0c-49 1062 963 2049 963 2049">
          <text:p/>
        </draw:path>
        <draw:path draw:style-name="gr9" draw:text-style-name="P2" draw:layer="layout" svg:width="0.939cm" svg:height="2.073cm" svg:x="13.612cm" svg:y="11.958cm" svg:viewBox="0 0 940 2074" svg:d="M938 0c50 1210-938 2074-938 2074">
          <text:p/>
        </draw:path>
        <draw:custom-shape draw:style-name="gr11" draw:text-style-name="P4" draw:layer="layout" svg:width="1.016cm" svg:height="1.016cm" svg:x="14.013cm" svg:y="11.296cm">
          <text:p text:style-name="P4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016cm" svg:height="1.016cm" svg:x="11.473cm" svg:y="11.296cm">
          <text:p text:style-name="P4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6" draw:layer="layout" svg:width="0.975cm" svg:height="0.771cm" svg:x="10.945cm" svg:y="10.866cm">
          <draw:text-box>
            <text:p text:style-name="P7"><text:span text:style-name="T7">13</text:span></text:p>
          </draw:text-box>
        </draw:frame>
        <draw:frame draw:style-name="gr22" draw:text-style-name="P6" draw:layer="layout" svg:width="0.975cm" svg:height="0.771cm" svg:x="14.846cm" svg:y="10.866cm">
          <draw:text-box>
            <text:p text:style-name="P7"><text:span text:style-name="T7">14</text:span></text:p>
          </draw:text-box>
        </draw:frame>
        <draw:frame draw:style-name="gr22" draw:text-style-name="P6" draw:layer="layout" svg:width="0.975cm" svg:height="0.771cm" svg:x="12.847cm" svg:y="13.241cm">
          <draw:text-box>
            <text:p text:style-name="P7"><text:span text:style-name="T7">15</text:span></text:p>
          </draw:text-box>
        </draw:frame>
        <draw:path draw:style-name="gr9" draw:text-style-name="P2" draw:layer="layout" svg:width="1.062cm" svg:height="1.728cm" svg:x="6.616cm" svg:y="9.58cm" svg:viewBox="0 0 1063 1729" svg:d="M1063 0c-1136 741-1062 1729-1062 1729">
          <text:p/>
        </draw:path>
        <draw:path draw:style-name="gr9" draw:text-style-name="P2" draw:layer="layout" svg:width="3.826cm" svg:height="1.851cm" svg:x="8.148cm" svg:y="9.506cm" svg:viewBox="0 0 3827 1852" svg:d="M0 0c3556 223 3827 1852 3827 1852">
          <text:p/>
        </draw:path>
        <draw:path draw:style-name="gr9" draw:text-style-name="P2" draw:layer="layout" svg:width="3.727cm" svg:height="1.851cm" svg:x="9.235cm" svg:y="9.457cm" svg:viewBox="0 0 3728 1852" svg:d="M3728 0c-3556 667-3728 1852-3728 1852v-25">
          <text:p/>
        </draw:path>
        <draw:path draw:style-name="gr9" draw:text-style-name="P2" draw:layer="layout" svg:width="1.186cm" svg:height="1.826cm" svg:x="13.358cm" svg:y="9.457cm" svg:viewBox="0 0 1187 1827" svg:d="M0 0c1284 963 1185 1827 1185 1827">
          <text:p/>
        </draw:path>
        <draw:custom-shape draw:style-name="gr11" draw:text-style-name="P4" draw:layer="layout" svg:width="1.524cm" svg:height="1.016cm" svg:x="7.071cm" svg:y="8.932cm">
          <text:p text:style-name="P4"><text:span text:style-name="T5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2.032cm" svg:height="1.016cm" svg:x="12.072cm" svg:y="8.923cm">
          <text:p text:style-name="P4"><text:span text:style-name="T5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4-09-17T08:50:03</meta:creation-date>
    <meta:generator>OpenOffice/4.1.15$Unix OpenOffice.org_project/4115m2$Build-9813</meta:generator>
    <dc:date>2025-08-11T16:24:18</dc:date>
    <dc:creator>James Plank</dc:creator>
    <meta:editing-duration>P11DT1H2M6S</meta:editing-duration>
    <meta:editing-cycles>286</meta:editing-cycles>
    <meta:document-statistic meta:object-count="240"/>
  </office:meta>
</office:document-meta>
</file>